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32341" officeooo:paragraph-rsid="00132341"/>
    </style:style>
  </office:automatic-styles>
  <office: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f I only had a heading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23T02:26:25.337293564</meta:creation-date>
    <meta:generator>LibreOffice/4.2.3.3$Linux_X86_64 LibreOffice_project/420m0$Build-3</meta:generator>
    <dc:date>2014-07-23T02:40:42.145646839</dc:date>
    <dc:creator>evan 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23" meta:non-whitespace-character-count="18"/>
  </office:meta>
</office:document-meta>
</file>